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6633"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fill="solid" draw:fill-color="#3deb3d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text">
      <style:graphic-properties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3deb3d" draw:textarea-horizontal-align="left" draw:textarea-vertical-align="top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fill="solid" draw:fill-color="#cccc00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left" draw:auto-grow-height="false" fo:min-height="0.749cm" fo:min-width="0.499cm" fo:wrap-option="no-wrap"/>
    </style:style>
    <style:style style:name="gr14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23b8dc" draw:textarea-horizontal-align="left" draw:auto-grow-height="false" fo:min-height="0.749cm" fo:min-width="0.499cm" fo:wrap-option="no-wrap"/>
    </style:style>
    <style:style style:name="gr16" style:family="graphic" style:parent-style-name="standard">
      <style:graphic-properties draw:fill="solid" draw:fill-color="#23b8dc" draw:textarea-horizontal-align="center" draw:textarea-vertical-align="middle"/>
    </style:style>
    <style:style style:name="gr17" style:family="graphic" style:parent-style-name="standard">
      <style:graphic-properties draw:fill="solid" draw:fill-color="#00b8ff" draw:textarea-horizontal-align="left" draw:auto-grow-height="false" fo:min-height="0.749cm" fo:min-width="0.499cm" fo:wrap-option="no-wrap"/>
    </style:style>
    <style:style style:name="gr18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id="id1" draw:layer="layout" svg:width="3cm" svg:height="1.5cm" svg:x="1.5cm" svg:y="3cm">
          <text:p text:style-name="P1">Visitante</text:p>
          <text:p text:style-name="P1">Entra</text:p>
        </draw:rect>
        <draw:rect draw:style-name="gr1" draw:text-style-name="P1" draw:id="id3" draw:layer="layout" svg:width="3.5cm" svg:height="1cm" svg:x="4cm" svg:y="10cm">
          <text:p text:style-name="P1">Resultados</text:p>
        </draw:rect>
        <draw:rect draw:style-name="gr1" draw:text-style-name="P1" draw:id="id4" draw:layer="layout" svg:width="3.5cm" svg:height="1cm" svg:x="8cm" svg:y="10cm">
          <text:p text:style-name="P1">Patrocínio</text:p>
        </draw:rect>
        <draw:rect draw:style-name="gr1" draw:text-style-name="P1" draw:id="id5" draw:layer="layout" svg:width="2.5cm" svg:height="1.5cm" svg:x="17cm" svg:y="3cm">
          <text:p text:style-name="P1">Faz</text:p>
          <text:p text:style-name="P1">Login**</text:p>
        </draw:rect>
        <draw:rect draw:style-name="gr1" draw:text-style-name="P1" draw:id="id6" draw:layer="layout" svg:width="3cm" svg:height="1.5cm" svg:x="5.5cm" svg:y="5.5cm">
          <text:p text:style-name="P1">Registra</text:p>
          <text:p text:style-name="P1">Usuário</text:p>
        </draw:rect>
        <draw:rect draw:style-name="gr2" draw:text-style-name="P1" draw:id="id9" draw:layer="layout" svg:width="3cm" svg:height="1.5cm" svg:x="12.5cm" svg:y="7cm">
          <text:p text:style-name="P1">Participa</text:p>
          <text:p text:style-name="P1">Puj</text:p>
        </draw:rect>
        <draw:rect draw:style-name="gr3" draw:text-style-name="P1" draw:id="id11" draw:layer="layout" svg:width="2cm" svg:height="1.5cm" svg:x="13.5cm" svg:y="18.5cm">
          <text:p text:style-name="P1">Cria</text:p>
          <text:p text:style-name="P1">PUJ</text:p>
        </draw:rect>
        <draw:rect draw:style-name="gr4" draw:text-style-name="P1" draw:id="id8" draw:layer="layout" svg:width="3cm" svg:height="1.5cm" svg:x="12.5cm" svg:y="9cm">
          <text:p text:style-name="P1">Submete</text:p>
          <text:p text:style-name="P1">Projeto</text:p>
        </draw:rect>
        <draw:rect draw:style-name="gr4" draw:text-style-name="P1" draw:id="id10" draw:layer="layout" svg:width="3cm" svg:height="1.5cm" svg:x="12.5cm" svg:y="16cm">
          <text:p text:style-name="P1">Cadastra</text:p>
          <text:p text:style-name="P1">Banner</text:p>
        </draw:rect>
        <draw:rect draw:style-name="gr1" draw:text-style-name="P1" draw:id="id2" draw:layer="layout" svg:width="2cm" svg:height="1cm" svg:x="1.5cm" svg:y="10cm">
          <text:p text:style-name="P1">Início</text:p>
        </draw:rect>
        <draw:connector draw:style-name="gr5" draw:text-style-name="P1" draw:layer="layout" svg:x1="3cm" svg:y1="4.5cm" svg:x2="2.5cm" svg:y2="10cm" draw:start-shape="id1" draw:start-glue-point="2" draw:end-shape="id2" draw:end-glue-point="0" svg:d="m3000 4500v2750h-500v2750">
          <text:p/>
        </draw:connector>
        <draw:connector draw:style-name="gr5" draw:text-style-name="P1" draw:layer="layout" svg:x1="3cm" svg:y1="4.5cm" svg:x2="5.75cm" svg:y2="10cm" draw:start-shape="id1" draw:start-glue-point="2" draw:end-shape="id3" draw:end-glue-point="0" svg:d="m3000 4500v2750h2750v2750">
          <text:p/>
        </draw:connector>
        <draw:connector draw:style-name="gr5" draw:text-style-name="P1" draw:layer="layout" svg:x1="3cm" svg:y1="4.5cm" svg:x2="9.75cm" svg:y2="10cm" draw:start-shape="id1" draw:start-glue-point="2" draw:end-shape="id4" draw:end-glue-point="0" svg:d="m3000 4500v2750h6750v2750">
          <text:p/>
        </draw:connector>
        <draw:connector draw:style-name="gr5" draw:text-style-name="P1" draw:layer="layout" svg:x1="4.5cm" svg:y1="3.75cm" svg:x2="17cm" svg:y2="3.75cm" draw:start-shape="id1" draw:start-glue-point="1" draw:end-shape="id5" draw:end-glue-point="3" svg:d="m4500 3750h12500">
          <text:p/>
        </draw:connector>
        <draw:connector draw:style-name="gr5" draw:text-style-name="P1" draw:layer="layout" svg:x1="4.5cm" svg:y1="3.75cm" svg:x2="7cm" svg:y2="5.5cm" draw:start-shape="id1" draw:start-glue-point="1" draw:end-shape="id6" draw:end-glue-point="0" svg:d="m4500 3750h2500v1750">
          <text:p/>
        </draw:connector>
        <draw:rect draw:style-name="gr1" draw:text-style-name="P1" draw:id="id7" draw:layer="layout" svg:width="3cm" svg:height="1.5cm" svg:x="12.5cm" svg:y="4cm">
          <text:p text:style-name="P1">Confirma</text:p>
          <text:p text:style-name="P1">Cadastro*</text:p>
        </draw:rect>
        <draw:connector draw:style-name="gr5" draw:text-style-name="P1" draw:layer="layout" draw:type="curve" svg:x1="8.5cm" svg:y1="6.25cm" svg:x2="12.5cm" svg:y2="4.75cm" draw:start-shape="id6" draw:start-glue-point="1" draw:end-shape="id7" draw:end-glue-point="3" svg:d="m8500 6250c3000 0 1000-1500 4000-1500">
          <text:p/>
        </draw:connector>
        <draw:connector draw:style-name="gr5" draw:text-style-name="P1" draw:layer="layout" svg:x1="18.25cm" svg:y1="4.5cm" svg:x2="15.5cm" svg:y2="9.75cm" draw:start-shape="id5" draw:start-glue-point="2" draw:end-shape="id8" draw:end-glue-point="1" svg:d="m18250 4500v5250h-2750">
          <text:p/>
        </draw:connector>
        <draw:connector draw:style-name="gr5" draw:text-style-name="P1" draw:layer="layout" svg:x1="18.25cm" svg:y1="4.5cm" svg:x2="15.5cm" svg:y2="7.75cm" draw:start-shape="id5" draw:start-glue-point="2" draw:end-shape="id9" draw:end-glue-point="1" svg:d="m18250 4500v3250h-2750">
          <text:p/>
        </draw:connector>
        <draw:connector draw:style-name="gr5" draw:text-style-name="P1" draw:layer="layout" svg:x1="18.25cm" svg:y1="4.5cm" svg:x2="15.5cm" svg:y2="16.75cm" draw:start-shape="id5" draw:start-glue-point="2" draw:end-shape="id10" draw:end-glue-point="1" svg:d="m18250 4500v12250h-2750">
          <text:p/>
        </draw:connector>
        <draw:connector draw:style-name="gr5" draw:text-style-name="P1" draw:layer="layout" svg:x1="18.25cm" svg:y1="4.5cm" svg:x2="15.5cm" svg:y2="19.25cm" draw:start-shape="id5" draw:start-glue-point="2" draw:end-shape="id11" draw:end-glue-point="1" svg:d="m18250 4500v14750h-2750">
          <text:p/>
        </draw:connector>
        <draw:frame draw:style-name="gr6" draw:layer="layout" svg:width="10.256cm" svg:height="0.962cm" svg:x="5cm" svg:y="1.5cm">
          <draw:text-box>
            <text:p>Diagrama resumido do arena PUG</text:p>
          </draw:text-box>
        </draw:frame>
        <draw:frame draw:style-name="gr7" draw:layer="layout" svg:width="4.443cm" svg:height="0.962cm" svg:x="2cm" svg:y="20.5cm">
          <draw:text-box>
            <text:p>* link no email</text:p>
          </draw:text-box>
        </draw:frame>
        <draw:frame draw:style-name="gr6" draw:layer="layout" svg:width="16.733cm" svg:height="0.962cm" svg:x="2cm" svg:y="21.538cm">
          <draw:text-box>
            <text:p>** acesso aos fluxos listados depende do perfil do usuário</text:p>
          </draw:text-box>
        </draw:frame>
        <draw:rect draw:style-name="gr4" draw:text-style-name="P1" draw:id="id13" draw:layer="layout" svg:width="3cm" svg:height="1.5cm" svg:x="12.5cm" svg:y="14cm">
          <text:p text:style-name="P1">Vota</text:p>
          <text:p text:style-name="P1">Projeto</text:p>
        </draw:rect>
        <draw:rect draw:style-name="gr4" draw:text-style-name="P1" draw:id="id12" draw:layer="layout" svg:width="3.5cm" svg:height="1.5cm" svg:x="14.5cm" svg:y="12cm">
          <text:p text:style-name="P1">Monta</text:p>
          <text:p text:style-name="P1">Equipe</text:p>
        </draw:rect>
        <draw:connector draw:style-name="gr5" draw:text-style-name="P1" draw:layer="layout" svg:x1="14cm" svg:y1="10.5cm" svg:x2="16.25cm" svg:y2="12cm" draw:start-shape="id8" draw:start-glue-point="2" draw:end-shape="id12" draw:end-glue-point="0" svg:d="m14000 10500v750h2250v750">
          <text:p/>
        </draw:connector>
        <draw:connector draw:style-name="gr5" draw:text-style-name="P1" draw:layer="layout" svg:x1="18.25cm" svg:y1="4.5cm" svg:x2="15.5cm" svg:y2="14.75cm" draw:start-shape="id5" draw:start-glue-point="2" draw:end-shape="id13" draw:end-glue-point="1" svg:d="m18250 4500v10250h-2750">
          <text:p/>
        </draw:connector>
        <draw:rect draw:style-name="gr8" draw:layer="layout" svg:width="4cm" svg:height="4cm" svg:x="1.5cm" svg:y="16cm">
          <text:p>Aluno</text:p>
          <text:p>Professor</text:p>
          <text:p>Profissional</text:p>
          <text:p>Instituição</text:p>
          <text:p>Patrocinador</text:p>
        </draw:rect>
        <draw:frame draw:style-name="gr9" draw:layer="layout" svg:width="3cm" svg:height="0.986cm" svg:x="1.5cm" svg:y="15cm">
          <draw:text-box>
            <text:p>Perfis*<text:span text:style-name="T1">4</text:span></text:p>
          </draw:text-box>
        </draw:frame>
        <draw:rect draw:style-name="gr3" draw:text-style-name="P1" draw:layer="layout" svg:width="2.5cm" svg:height="1cm" svg:x="1.5cm" svg:y="13.5cm">
          <text:p text:style-name="P1">soneca</text:p>
        </draw:rect>
        <draw:frame draw:style-name="gr6" draw:layer="layout" svg:width="5.146cm" svg:height="0.962cm" svg:x="1.472cm" svg:y="12.456cm">
          <draw:text-box>
            <text:p>Administrador***</text:p>
          </draw:text-box>
        </draw:frame>
        <draw:frame draw:style-name="gr6" draw:layer="layout" svg:width="17.584cm" svg:height="0.962cm" svg:x="2cm" svg:y="22.5cm">
          <draw:text-box>
            <text:p>*** esse usuário ao ser criado terá um menu especial à parte</text:p>
          </draw:text-box>
        </draw:frame>
        <draw:rect draw:style-name="gr3" draw:text-style-name="P1" draw:id="id14" draw:layer="layout" svg:width="3cm" svg:height="1.5cm" svg:x="8.5cm" svg:y="13cm">
          <text:p text:style-name="P1">Aprova</text:p>
          <text:p text:style-name="P1">Projeto</text:p>
        </draw:rect>
        <draw:rect draw:style-name="gr3" draw:text-style-name="P1" draw:id="id15" draw:layer="layout" svg:width="3cm" svg:height="1.5cm" svg:x="8.5cm" svg:y="15cm">
          <text:p text:style-name="P1">Aprova</text:p>
          <text:p text:style-name="P1">Banner</text:p>
        </draw:rect>
        <draw:rect draw:style-name="gr3" draw:text-style-name="P1" draw:id="id16" draw:layer="layout" svg:width="3cm" svg:height="2cm" svg:x="8.5cm" svg:y="17cm">
          <text:p text:style-name="P1">Aprova</text:p>
          <text:p text:style-name="P1">Registro</text:p>
          <text:p text:style-name="P1">Usuário</text:p>
        </draw:rect>
        <draw:connector draw:style-name="gr5" draw:text-style-name="P1" draw:layer="layout" svg:x1="18.25cm" svg:y1="4.5cm" svg:x2="11.5cm" svg:y2="13.75cm" draw:start-shape="id5" draw:start-glue-point="2" draw:end-shape="id14" draw:end-glue-point="1" svg:d="m18250 4500v9250h-6750">
          <text:p/>
        </draw:connector>
        <draw:connector draw:style-name="gr5" draw:text-style-name="P1" draw:layer="layout" svg:x1="18.25cm" svg:y1="4.5cm" svg:x2="11.5cm" svg:y2="15.75cm" draw:start-shape="id5" draw:start-glue-point="2" draw:end-shape="id15" draw:end-glue-point="1" svg:d="m18250 4500v11250h-6750">
          <text:p/>
        </draw:connector>
        <draw:connector draw:style-name="gr5" draw:text-style-name="P1" draw:layer="layout" svg:x1="18.25cm" svg:y1="4.5cm" svg:x2="11.5cm" svg:y2="18cm" draw:start-shape="id5" draw:start-glue-point="2" draw:end-shape="id16" draw:end-glue-point="1" svg:d="m18250 4500v13500h-6750">
          <text:p/>
        </draw:connector>
        <draw:frame draw:style-name="gr6" draw:layer="layout" svg:width="17.224cm" svg:height="1.697cm" svg:x="2cm" svg:y="23.5cm">
          <draw:text-box>
            <text:p>*<text:span text:style-name="T1">4 </text:span>os usuários recebem perfil após se cadastrarem em uma </text:p>
            <text:p>competição (Participa Puj/Pug)</text:p>
          </draw:text-box>
        </draw:frame>
      </draw:page>
      <draw:page draw:name="page2" draw:style-name="dp1" draw:master-page-name="Padrão">
        <draw:frame draw:style-name="gr6" draw:layer="layout" svg:width="7.089cm" svg:height="0.962cm" svg:x="6.911cm" svg:y="1.5cm">
          <draw:text-box>
            <text:p>Domínio do arena PUG</text:p>
          </draw:text-box>
        </draw:frame>
        <draw:rect draw:style-name="gr10" draw:text-style-name="P1" draw:id="id17" draw:layer="layout" svg:width="2.5cm" svg:height="1cm" svg:x="1.5cm" svg:y="3cm">
          <text:p text:style-name="P1">UserTO</text:p>
        </draw:rect>
        <draw:rect draw:style-name="gr10" draw:text-style-name="P1" draw:id="id19" draw:layer="layout" svg:width="2.5cm" svg:height="1cm" svg:x="6cm" svg:y="2.5cm">
          <text:p text:style-name="P1">RoleTO</text:p>
        </draw:rect>
        <draw:rect draw:style-name="gr10" draw:text-style-name="P1" draw:id="id22" draw:layer="layout" svg:width="2.5cm" svg:height="1cm" svg:x="6cm" svg:y="9.5cm">
          <text:p text:style-name="P1">AdsTO</text:p>
        </draw:rect>
        <draw:rect draw:style-name="gr10" draw:text-style-name="P1" draw:id="id21" draw:layer="layout" svg:width="5cm" svg:height="1cm" svg:x="12.5cm" svg:y="8cm">
          <text:p text:style-name="P1">CompetitionTO</text:p>
        </draw:rect>
        <draw:rect draw:style-name="gr10" draw:text-style-name="P1" draw:id="id20" draw:layer="layout" svg:width="4.5cm" svg:height="1cm" svg:x="15.5cm" svg:y="3cm">
          <text:p text:style-name="P1">HomeworkTO</text:p>
        </draw:rect>
        <draw:rect draw:style-name="gr10" draw:text-style-name="P1" draw:id="id18" draw:layer="layout" svg:width="5cm" svg:height="1cm" svg:x="6.5cm" svg:y="5.5cm">
          <text:p text:style-name="P1">SubscriptionTO</text:p>
        </draw:rect>
        <draw:frame draw:style-name="gr6" draw:layer="layout" svg:width="15.906cm" svg:height="4.517cm" svg:x="2.594cm" svg:y="12.905cm">
          <draw:text-box>
            <text:list text:style-name="L1">
              <text:list-item>
                <text:p>A competição é o PUG/PUJ</text:p>
              </text:list-item>
              <text:list-item>
                <text:p>Usuários podem existir através de várias competições</text:p>
              </text:list-item>
              <text:list-item>
                <text:p>Usuários devem criar uma subscrição ao evento</text:p>
              </text:list-item>
              <text:list-item>
                <text:p>Na subscrição é informado o papel</text:p>
              </text:list-item>
              <text:list-item>
                <text:p>Depende do papel se o usuário poderá enviar </text:p>
                <text:p>propagandas ou submeter trabalhos</text:p>
              </text:list-item>
            </text:list>
          </draw:text-box>
        </draw:frame>
        <draw:connector draw:style-name="gr11" draw:text-style-name="P1" draw:layer="layout" draw:type="curve" draw:line-skew="0.375cm" svg:x1="4cm" svg:y1="3.5cm" svg:x2="6.5cm" svg:y2="6cm" draw:start-shape="id17" draw:start-glue-point="1" draw:end-shape="id18" draw:end-glue-point="3" svg:d="m4000 3500c2437 0 1188 2500 2500 2500">
          <text:p text:style-name="P1">1:1</text:p>
        </draw:connector>
        <draw:connector draw:style-name="gr11" draw:text-style-name="P1" draw:layer="layout" draw:type="curve" draw:line-skew="-0.5cm" svg:x1="7.25cm" svg:y1="3.5cm" svg:x2="9cm" svg:y2="5.5cm" draw:start-shape="id19" draw:start-glue-point="2" draw:end-shape="id18" draw:end-glue-point="0" svg:d="m7250 3500c0 750 1750-250 1750 2000">
          <text:p text:style-name="P1">1:1</text:p>
        </draw:connector>
        <draw:connector draw:style-name="gr11" draw:text-style-name="P1" draw:layer="layout" draw:type="curve" draw:line-skew="0.641cm" svg:x1="11.5cm" svg:y1="6cm" svg:x2="15.5cm" svg:y2="3.5cm" draw:start-shape="id18" draw:start-glue-point="1" draw:end-shape="id20" draw:end-glue-point="3" svg:d="m11500 6000c3961 0 1962-2500 4000-2500">
          <text:p text:style-name="P1">N:1</text:p>
        </draw:connector>
        <draw:connector draw:style-name="gr11" draw:text-style-name="P1" draw:layer="layout" draw:type="curve" draw:line-skew="0.375cm" svg:x1="17.75cm" svg:y1="4cm" svg:x2="15cm" svg:y2="8cm" draw:start-shape="id20" draw:start-glue-point="2" draw:end-shape="id21" draw:end-glue-point="0" svg:d="m17750 4000c0 3562-2750 1563-2750 4000">
          <text:p text:style-name="P1">N:1</text:p>
        </draw:connector>
        <draw:connector draw:style-name="gr11" draw:text-style-name="P1" draw:layer="layout" draw:type="curve" draw:line-skew="0.5cm" svg:x1="8.5cm" svg:y1="10cm" svg:x2="12.5cm" svg:y2="8.5cm" draw:start-shape="id22" draw:start-glue-point="1" draw:end-shape="id21" draw:end-glue-point="3" svg:d="m8500 10000c3750 0 1750-1500 4000-1500">
          <text:p text:style-name="P1">N:1</text:p>
        </draw:connector>
        <draw:connector draw:style-name="gr11" draw:text-style-name="P1" draw:layer="layout" draw:type="curve" draw:line-skew="0.375cm" svg:x1="9cm" svg:y1="6.5cm" svg:x2="7.25cm" svg:y2="9.5cm" draw:start-shape="id18" draw:start-glue-point="2" draw:end-shape="id22" svg:d="m9000 6500c0 2812-1750 1313-1750 3000">
          <text:p text:style-name="P1">1:N</text:p>
        </draw:connector>
      </draw:page>
      <draw:page draw:name="page3" draw:style-name="dp1" draw:master-page-name="Padrão">
        <draw:custom-shape draw:style-name="gr12" draw:text-style-name="P1" draw:layer="layout" svg:width="3.5cm" svg:height="1cm" svg:x="15cm" svg:y="4.5cm">
          <text:p text:style-name="P1">index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5cm" svg:height="1cm" svg:x="15cm" svg:y="7cm">
          <text:p text:style-name="P1">login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5cm" svg:height="1cm" svg:x="15cm" svg:y="9.5cm">
          <text:p text:style-name="P1">logout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5cm" svg:height="1cm" svg:x="15cm" svg:y="11cm">
          <text:p text:style-name="P1">puj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5cm" svg:height="1cm" svg:x="15cm" svg:y="13.5cm">
          <text:p text:style-name="P1">soneca.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3.041cm" svg:height="0.962cm" svg:x="3.959cm" svg:y="1.538cm">
          <draw:text-box>
            <text:p>Relacionamentos entre os artefatos de visão</text:p>
          </draw:text-box>
        </draw:frame>
        <draw:custom-shape draw:style-name="gr13" draw:layer="layout" svg:width="5.5cm" svg:height="13.5cm" svg:x="14cm" svg:y="3cm">
          <text:p>Pagina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963.6363636363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1" draw:layer="layout" svg:width="3.5cm" svg:height="1cm" svg:x="15cm" svg:y="5.5cm">
          <text:p text:style-name="P1">index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5cm" svg:height="1cm" svg:x="15cm" svg:y="8cm">
          <text:p text:style-name="P1">login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5cm" svg:height="1cm" svg:x="15cm" svg:y="12cm">
          <text:p text:style-name="P1">puj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5cm" svg:height="1cm" svg:x="15cm" svg:y="14.5cm">
          <text:p text:style-name="P1">soneca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layer="layout" svg:width="8cm" svg:height="16cm" svg:x="1.5cm" svg:y="3cm">
          <text:p>Template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text-style-name="P1" draw:layer="layout" svg:width="6cm" svg:height="1cm" svg:x="2.5cm" svg:y="5cm">
          <text:p text:style-name="P1">content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cm" svg:height="1cm" svg:x="2.5cm" svg:y="6.5cm">
          <text:p text:style-name="P1">cria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cm" svg:height="1cm" svg:x="2.5cm" svg:y="9cm">
          <text:p text:style-name="P1">join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cm" svg:height="1cm" svg:x="2.5cm" svg:y="11.5cm">
          <text:p text:style-name="P1">listapug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cm" svg:height="1cm" svg:x="2.5cm" svg:y="15.5cm">
          <text:p text:style-name="P1">showcompetition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cm" svg:height="1cm" svg:x="2.5cm" svg:y="17cm">
          <text:p text:style-name="P1">users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6cm" svg:height="1cm" svg:x="2.5cm" svg:y="7.5cm">
          <text:p text:style-name="P1">cria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6cm" svg:height="1cm" svg:x="2.5cm" svg:y="10cm">
          <text:p text:style-name="P1">join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6cm" svg:height="1cm" svg:x="2.5cm" svg:y="12.5cm">
          <text:p text:style-name="P1">listapu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layer="layout" svg:width="10cm" svg:height="7cm" svg:x="9.5cm" svg:y="21cm">
          <text:p>Biblioteca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ellipse draw:style-name="gr16" draw:text-style-name="P1" draw:layer="layout" svg:width="4cm" svg:height="1.5cm" svg:x="10.2cm" svg:y="22.5cm">
          <text:p text:style-name="P1">jQuery</text:p>
        </draw:ellipse>
        <draw:ellipse draw:style-name="gr16" draw:text-style-name="P1" draw:layer="layout" svg:width="4cm" svg:height="1.4cm" svg:x="14.5cm" svg:y="22.1cm">
          <text:p text:style-name="P1">jQueryUI</text:p>
        </draw:ellipse>
        <draw:ellipse draw:style-name="gr16" draw:text-style-name="P1" draw:layer="layout" svg:width="4cm" svg:height="2cm" svg:x="15cm" svg:y="25.5cm">
          <text:p text:style-name="P1">xml.js</text:p>
        </draw:ellipse>
        <draw:ellipse draw:style-name="gr16" draw:text-style-name="P1" draw:layer="layout" svg:width="5cm" svg:height="2cm" svg:x="10cm" svg:y="25cm">
          <text:p text:style-name="P1">carregamento.js</text:p>
        </draw:ellipse>
        <draw:ellipse draw:style-name="gr16" draw:text-style-name="P1" draw:layer="layout" svg:width="3.5cm" svg:height="2cm" svg:x="13.5cm" svg:y="23.5cm">
          <text:p text:style-name="P1">xsl.js</text:p>
        </draw:ellipse>
        <draw:custom-shape draw:style-name="gr12" draw:text-style-name="P1" draw:layer="layout" svg:width="6cm" svg:height="1cm" svg:x="2.5cm" svg:y="14cm">
          <text:p text:style-name="P1">roles.x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layer="layout" svg:width="7cm" svg:height="4.5cm" svg:x="1.5cm" svg:y="19.5cm">
          <text:p>Dados estático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25.53430821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8" draw:text-style-name="P1" draw:layer="layout" svg:width="5cm" svg:height="1cm" svg:x="2.5cm" svg:y="22.5cm">
          <text:p text:style-name="P1">inicio.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5cm" svg:height="1cm" svg:x="2.5cm" svg:y="21cm">
          <text:p text:style-name="P1">lorenipsum.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1T21:31:31</meta:creation-date>
    <dc:date>2011-01-12T22:48:34</dc:date>
    <meta:editing-duration>PT03H25M40S</meta:editing-duration>
    <meta:editing-cycles>49</meta:editing-cycles>
    <meta:generator>BrOffice.org/3.2$Unix OpenOffice.org_project/320m18$Build-9502</meta:generator>
    <meta:document-statistic meta:object-count="85"/>
  </office:meta>
</office:document-meta>
</file>